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3041" officeooo:paragraph-rsid="00073041"/>
    </style:style>
    <style:style style:name="P2" style:family="paragraph" style:parent-style-name="Standard">
      <style:text-properties officeooo:rsid="00079717" officeooo:paragraph-rsid="00079717"/>
    </style:style>
    <style:style style:name="P3" style:family="paragraph" style:parent-style-name="Standard">
      <style:text-properties officeooo:rsid="00080750" officeooo:paragraph-rsid="00080750"/>
    </style:style>
    <style:style style:name="P4" style:family="paragraph" style:parent-style-name="Standard">
      <style:text-properties officeooo:rsid="00089340" officeooo:paragraph-rsid="00089340"/>
    </style:style>
    <style:style style:name="P5" style:family="paragraph" style:parent-style-name="Standard">
      <style:text-properties officeooo:rsid="0009f5c3" officeooo:paragraph-rsid="0009f5c3"/>
    </style:style>
    <style:style style:name="P6" style:family="paragraph" style:parent-style-name="Standard">
      <style:text-properties officeooo:rsid="000a7444" officeooo:paragraph-rsid="000a7444"/>
    </style:style>
    <style:style style:name="P7" style:family="paragraph" style:parent-style-name="Standard">
      <style:text-properties officeooo:rsid="000bb349" officeooo:paragraph-rsid="000bb349"/>
    </style:style>
    <style:style style:name="P8" style:family="paragraph" style:parent-style-name="Standard">
      <style:text-properties officeooo:rsid="000c2ffc" officeooo:paragraph-rsid="000c2ffc"/>
    </style:style>
    <style:style style:name="P9" style:family="paragraph" style:parent-style-name="Standard">
      <style:text-properties officeooo:rsid="000d6ca7" officeooo:paragraph-rsid="000d6ca7"/>
    </style:style>
    <style:style style:name="P10" style:family="paragraph" style:parent-style-name="Standard">
      <style:text-properties officeooo:rsid="000e8cd2" officeooo:paragraph-rsid="000e8cd2"/>
    </style:style>
    <style:style style:name="P11" style:family="paragraph" style:parent-style-name="Standard">
      <style:text-properties officeooo:rsid="000e9c43" officeooo:paragraph-rsid="000e9c43"/>
    </style:style>
    <style:style style:name="T1" style:family="text">
      <style:text-properties officeooo:rsid="00079717"/>
    </style:style>
    <style:style style:name="T2" style:family="text">
      <style:text-properties officeooo:rsid="00089340"/>
    </style:style>
    <style:style style:name="T3" style:family="text">
      <style:text-properties officeooo:rsid="000fb7fd"/>
    </style:style>
    <style:style style:name="T4" style:family="text">
      <style:text-properties officeooo:rsid="000fb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, <text:span text:style-name="T1">an</text:span><text:tab/>angle</text:p>
      <text:p text:style-name="P1">b, ba<text:tab/>bar</text:p>
      <text:p text:style-name="P11">c, ce<text:tab/>centered</text:p>
      <text:p text:style-name="P1">c, cu<text:tab/>curl</text:p>
      <text:p text:style-name="P1">c, cl<text:tab/>closed</text:p>
      <text:p text:style-name="P1">d, da<text:tab/>dot above</text:p>
      <text:p text:style-name="P1">d, db<text:tab/>dot below</text:p>
      <text:p text:style-name="P1">d, de<text:tab/>descending, <text:span text:style-name="T2">descender</text:span></text:p>
      <text:p text:style-name="P1">d, di<text:tab/>diagonal</text:p>
      <text:p text:style-name="P1">d, dl<text:tab/>dotless</text:p>
      <text:p text:style-name="P1">d, do<text:tab/>double</text:p>
      <text:p text:style-name="P1">e, en<text:tab/>enlarged</text:p>
      <text:p text:style-name="P4">f, fi<text:tab/>final</text:p>
      <text:p text:style-name="P1">f, fl<text:tab/>flourish, <text:span text:style-name="T3">flat-</text:span><text:span text:style-name="T4">top</text:span></text:p>
      <text:p text:style-name="P1">h, ho<text:tab/>horizontal</text:p>
      <text:p text:style-name="P1">h, hi<text:tab/>high position</text:p>
      <text:p text:style-name="P1">i, in<text:tab/>insular</text:p>
      <text:p text:style-name="P4">l, lo<text:tab/>long</text:p>
      <text:p text:style-name="P10">mg<text:tab/>Middle High German</text:p>
      <text:p text:style-name="P3">n, na<text:tab/>narrow</text:p>
      <text:p text:style-name="P3">n, ne<text:tab/>neckless</text:p>
      <text:p text:style-name="P2">o, op<text:tab/>open form</text:p>
      <text:p text:style-name="P3">or<text:tab/>Ormulum form</text:p>
      <text:p text:style-name="P6">re<text:tab/>reversed</text:p>
      <text:p text:style-name="P9">rm<text:tab/>right main stroke</text:p>
      <text:p text:style-name="P2">r, ro<text:tab/>rotunda</text:p>
      <text:p text:style-name="P4">sc<text:tab/>script</text:p>
      <text:p text:style-name="P5">s, sc<text:tab/>small cap</text:p>
      <text:p text:style-name="P8">sg<text:tab/>sigmoid</text:p>
      <text:p text:style-name="P7">sm<text:tab/>stem</text:p>
      <text:p text:style-name="P1">s, <text:span text:style-name="T1">st</text:span><text:tab/>stroke</text:p>
      <text:p text:style-name="P1"><text:span text:style-name="T1">s, </text:span>sd<text:tab/>stroke diagonal</text:p>
      <text:p text:style-name="P1"><text:span text:style-name="T1">s, </text:span>sh<text:tab/>stroke horizontal</text:p>
      <text:p text:style-name="P2">s, sq<text:tab/>square form</text:p>
      <text:p text:style-name="P2">u, un<text:tab/>uncial</text:p>
      <text:p text:style-name="P1">v, ve<text:tab/>vertical</text:p>
      <text:p text:style-name="P9">vi<text:tab/>Visigoth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6T21:15:54.540843632</meta:creation-date>
    <dc:date>2022-03-26T23:01:10.220620837</dc:date>
    <meta:editing-duration>PT1H3M56S</meta:editing-duration>
    <meta:editing-cycles>9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37" meta:word-count="118" meta:character-count="533" meta:non-whitespace-character-count="452"/>
  </office:meta>
</office:document-meta>
</file>